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63.6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style:cell-protect="hidden-and-protected" style:print-content="true"/>
      <style:text-properties fo:color="#ffffff"/>
    </style:style>
    <style:style style:name="ce10" style:family="table-cell" style:parent-style-name="Default">
      <style:table-cell-properties style:cell-protect="hidden-and-protected" style:print-content="true"/>
    </style:style>
    <style:style style:name="gr1" style:family="graphic">
      <style:graphic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SV編集準備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text form:name="textBox1" form:control-implementation="ooo:com.sun.star.form.component.TextField" xml:id="control2" form:id="control2" form:input-required="false" form:convert-empty-to-null="true" form:linked-cell="Macro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" form:id="control3" form:label="CSV出力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keCSV?language=Basic&amp;location=document" xlink:type="simple"/>
              </office:event-listeners>
            </form:button>
          </form:form>
        </office:forms>
        <table:shapes>
          <draw:control draw:z-index="0" draw:text-style-name="P1" svg:width="30.19mm" svg:height="10.11mm" svg:x="6.32mm" svg:y="1.33mm" draw:control="control1"/>
          <draw:control draw:z-index="1" draw:style-name="gr1" draw:text-style-name="P2" svg:width="122.16mm" svg:height="6.65mm" svg:x="38.98mm" svg:y="1.33mm" draw:control="control2"/>
          <draw:control draw:z-index="2" draw:text-style-name="P1" svg:width="22.24mm" svg:height="9.18mm" svg:x="244.89mm" svg:y="1.62mm" draw:control="control3"/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フォルダ名：</text:p>
          </table:table-cell>
          <table:table-cell table:style-name="ce4" office:value-type="string" calcext:value-type="string" table:number-columns-spanned="3" table:number-rows-spanned="1">
            <text:p>/home/pi/Videos/</text:p>
          </table:table-cell>
          <table:covered-table-cell table:number-columns-repeated="2" table:style-name="Default"/>
          <table:table-cell/>
          <table:table-cell table:style-name="ce9" office:value-type="string" calcext:value-type="string">
            <text:p>ここにメッセージが表示されます。</text:p>
          </table:table-cell>
          <table:table-cell table:style-name="ce10" office:value-type="string" calcext:value-type="string">
            <text:p>　</text:p>
          </table:table-cell>
        </table:table-row>
        <table:table-row table:style-name="ro2"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アーティスト</text:p>
          </table:table-cell>
          <table:table-cell table:style-name="ce2" office:value-type="string" calcext:value-type="string">
            <text:p>アルバム</text:p>
          </table:table-cell>
          <table:table-cell table:style-name="ce2" office:value-type="string" calcext:value-type="string">
            <text:p>タイトル</text:p>
          </table:table-cell>
          <table:table-cell table:style-name="ce11" office:value-type="string" calcext:value-type="string">
            <text:p>Volum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【1日限定公開】UNISON SQUARE GARDEN「Catch up, latency」 - YouTube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atch up, latency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4k 絶景 癒し自然映像 「新緑の上高地 梓川と穂高連峰」5月下旬 信州松本 Japan Kamikochi Natur.m4v</text:p>
          </table:table-cell>
          <table:table-cell office:value-type="string" calcext:value-type="string">
            <text:p>癒し自然映像</text:p>
          </table:table-cell>
          <table:table-cell office:value-type="string" calcext:value-type="string">
            <text:p>新緑の上高地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Blueimpulseshort.mp4</text:p>
          </table:table-cell>
          <table:table-cell office:value-type="string" calcext:value-type="string">
            <text:p>BULE_IMPLUS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Forest - 9796.m4v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PlaneShort.mp4</text:p>
          </table:table-cell>
          <table:table-cell office:value-type="string" calcext:value-type="string">
            <text:p>RockIwasaki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River - 14205.mp4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Sky.m4v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Waterfall - 24515.mp4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オリオンをなぞる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オリオンをなぞる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シュガーソングとビターステップ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シュガーソングとビターステッ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宇宙の大きさを体感できる動画（Mitaka 版.mp4</text:p>
          </table:table-cell>
          <table:table-cell office:value-type="string" calcext:value-type="string">
            <text:p>国立天文台</text:p>
          </table:table-cell>
          <table:table-cell office:value-type="string" calcext:value-type="string">
            <text:p>宇宙の大きさを体感できる動画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坂口有望 「地球-まる-」 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「地球-まる-」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坂口有望 『好-じょし-』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『好-じょし-』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 table:number-rows-repeated="506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Macro.A3:Macro.A50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ja" style:country-asian="JP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00/00/00</text:date>, <text:time style:data-style-name="N2" text:time-value="20:06:47.476110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35:13.850164559</meta:creation-date>
    <dc:date>2019-08-20T20:07:13.093570654</dc:date>
    <meta:editing-duration>PT2H24M33S</meta:editing-duration>
    <meta:editing-cycles>79</meta:editing-cycles>
    <meta:generator>LibreOffice/6.1.5.2$Linux_ARM_EABI LibreOffice_project/10$Build-2</meta:generator>
    <meta:document-statistic meta:table-count="1" meta:cell-count="74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Option VBASupport 1

REM  *****  BASIC  *****

Sub Main

    Dim buf, buf_p As String, msg As String
    buf_p = cells(1,2)
    buf = Dir(cells(1,2))
    rem MsgBox cells(1,2)
    dim row as Integer 
    row = 2
    Do While buf &lt;&gt; ""
    	row = row + 1
    	cells(row,1) = buf_p &amp; buf
        rem msg = msg &amp; buf &amp; vbCrLf
        buf = Dir()
    Loop
    rem MsgBox msg
	call Macro1()

End Sub

sub MakeCSV

	dim r as Integer
	dim buf as string
    Open "/home/pi/git/LinuxKaraoke/all_dayly.csv" For Output As #1
      for r = 3 to ActiveSheet.usedrange.rows.count()
        buf = cells(r, 1) &amp; vbTab &amp; cells(r, 2) &amp; vbTab &amp; cells(r, 3) &amp; vbTab &amp; cells(r, 4) &amp; vbTab &amp; cells(r, 5)
        Print #1, buf
      next r
    Close #1
    Open "/home/pi/git/LinuxKaraoke/all_nightly.csv" For Output As #1
      for r = 3 to ActiveSheet.usedrange.rows.count()
        buf = cells(r, 1) &amp; vbTab &amp; cells(r, 2) &amp; vbTab &amp; cells(r, 3) &amp; vbTab &amp; cells(r, 4) &amp; vbTab &amp; cells(r, 5)
        Print #1, buf
      next r
    Close #1
	MsgBox "CSV Converted."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082"

dispatcher.executeDispatch(document, ".uno:GoToCell", "", 0, args1())

rem ----------------------------------------------------------------------
dim args2(0) as new com.sun.star.beans.PropertyValue
args2(0).Name = "ToPoint"
args2(0).Value = "$A$3:$A$5082"

dispatcher.executeDispatch(document, ".uno:GoToCell", "", 0, args2())

rem WorkSheet.Form.textBox1.bgcolor=#ff4000
rem Form.textBox1.BackColor = RGB(255, 32, 0)

cells(1,6)="「Current Selection」ボタンを押してください。"
rem ----------------------------------------------------------------------
dispatcher.executeDispatch(document, ".uno:SortAscending", "", 0, Array())

cells(1,6)="ここにメッセージが表示されます。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